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Ano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Kato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o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/>
          <table:table-cell office:value-type="string" calcext:value-type="string">
            <text:p>for gorgon</text:p>
          </table:table-cell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probably 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table:number-columns-repeated="2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08:47:20.8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2T11:55:18.394000000</dc:date>
    <meta:editing-duration>PT3H43M56S</meta:editing-duration>
    <meta:editing-cycles>18</meta:editing-cycles>
    <meta:generator>LibreOffice/7.2.4.1$Windows_X86_64 LibreOffice_project/27d75539669ac387bb498e35313b970b7fe9c4f9</meta:generator>
    <meta:document-statistic meta:table-count="1" meta:cell-count="1108" meta:object-count="0"/>
  </office:meta>
</office:document-meta>
</file>